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788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544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511c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40eeb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50f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70d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8f2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0e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9d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ca52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166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db7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448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8a41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9834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b14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755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992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acc3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b02d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1e639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096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046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558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2a78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0fd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97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3e13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235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39cd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73e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35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c89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d1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4f357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77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72d2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30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5ba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74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bc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ea3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22e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e6bfea" officeooo:paragraph-rsid="41e6bf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8c021" officeooo:paragraph-rsid="4218c0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b50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3acc06" officeooo:paragraph-rsid="423ac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c16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3fc4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47e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officeooo:paragraph-rsid="425d8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fo:color="#333333"/>
    </style:style>
    <style:style style:name="T2" style:family="text">
      <style:text-properties fo:color="#333333" officeooo:rsid="410d64e4"/>
    </style:style>
    <style:style style:name="T3" style:family="text">
      <style:text-properties fo:color="#333333" officeooo:rsid="41195f75"/>
    </style:style>
    <style:style style:name="T4" style:family="text">
      <style:text-properties fo:color="#333333" officeooo:rsid="410ebeb3"/>
    </style:style>
    <style:style style:name="T5" style:family="text">
      <style:text-properties fo:color="#333333" style:font-name="標楷體1"/>
    </style:style>
    <style:style style:name="T6" style:family="text">
      <style:text-properties fo:color="#333333" style:font-name="標楷體1" officeooo:rsid="4186ea5f"/>
    </style:style>
    <style:style style:name="T7" style:family="text">
      <style:text-properties fo:color="#333333" style:font-name="標楷體1" officeooo:rsid="41a66f15"/>
    </style:style>
    <style:style style:name="T8" style:family="text">
      <style:text-properties fo:color="#333333" style:font-name="標楷體1" officeooo:rsid="41399fb9"/>
    </style:style>
    <style:style style:name="T9" style:family="text">
      <style:text-properties fo:color="#333333" officeooo:rsid="410e07f7"/>
    </style:style>
    <style:style style:name="T1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a7e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1" style:family="text">
      <style:text-properties officeooo:rsid="410d64e4"/>
    </style:style>
    <style:style style:name="T12" style:family="text">
      <style:text-properties officeooo:rsid="410e07f7"/>
    </style:style>
    <style:style style:name="T13" style:family="text">
      <style:text-properties officeooo:rsid="410ebeb3"/>
    </style:style>
    <style:style style:name="T14" style:family="text">
      <style:text-properties officeooo:rsid="4118afc0"/>
    </style:style>
    <style:style style:name="T15" style:family="text">
      <style:text-properties style:font-name="標楷體1"/>
    </style:style>
    <style:style style:name="T16" style:family="text">
      <style:text-properties style:font-name="標楷體1" officeooo:rsid="41195f75"/>
    </style:style>
    <style:style style:name="T17" style:family="text">
      <style:text-properties style:font-name="標楷體1" officeooo:rsid="411dbb8a"/>
    </style:style>
    <style:style style:name="T18" style:family="text">
      <style:text-properties style:font-name="標楷體1" officeooo:rsid="4118afc0"/>
    </style:style>
    <style:style style:name="T19" style:family="text">
      <style:text-properties style:font-name="標楷體1" officeooo:rsid="41399fb9"/>
    </style:style>
    <style:style style:name="T20" style:family="text">
      <style:text-properties style:font-name="標楷體1" officeooo:rsid="41601c73"/>
    </style:style>
    <style:style style:name="T21" style:family="text">
      <style:text-properties style:font-name="標楷體1" officeooo:rsid="41a5e5d2"/>
    </style:style>
    <style:style style:name="T22" style:family="text">
      <style:text-properties style:font-name="標楷體1" officeooo:rsid="376c64b1"/>
    </style:style>
    <style:style style:name="T23" style:family="text">
      <style:text-properties style:font-name="標楷體1" officeooo:rsid="416c9a5a"/>
    </style:style>
    <style:style style:name="T24" style:family="text">
      <style:text-properties style:font-name="標楷體1" officeooo:rsid="4183914b"/>
    </style:style>
    <style:style style:name="T25" style:family="text">
      <style:text-properties style:font-name="標楷體1" officeooo:rsid="4186ea5f"/>
    </style:style>
    <style:style style:name="T26" style:family="text">
      <style:text-properties style:font-name="標楷體1" style:font-name-asian="標楷體1"/>
    </style:style>
    <style:style style:name="T27" style:family="text">
      <style:text-properties style:font-name="標楷體1" officeooo:rsid="4118afc0" style:font-name-asian="標楷體1"/>
    </style:style>
    <style:style style:name="T28" style:family="text">
      <style:text-properties style:font-name="標楷體1" officeooo:rsid="420769c0"/>
    </style:style>
    <style:style style:name="T29" style:family="text">
      <style:text-properties officeooo:rsid="41195f75"/>
    </style:style>
    <style:style style:name="T30" style:family="text">
      <style:text-properties officeooo:rsid="41195f75" style:font-name-asian="Arial"/>
    </style:style>
    <style:style style:name="T31" style:family="text">
      <style:text-properties officeooo:rsid="418a4113" style:font-name-asian="Arial"/>
    </style:style>
    <style:style style:name="T32" style:family="text">
      <style:text-properties officeooo:rsid="4221dc8a" style:font-name-asian="Arial"/>
    </style:style>
    <style:style style:name="T33" style:family="text">
      <style:text-properties officeooo:rsid="41ea4d99" style:font-name-asian="Arial"/>
    </style:style>
    <style:style style:name="T34" style:family="text">
      <style:text-properties fo:color="#666666"/>
    </style:style>
    <style:style style:name="T35" style:family="text">
      <style:text-properties fo:color="#666666" officeooo:rsid="410ebeb3"/>
    </style:style>
    <style:style style:name="T36" style:family="text">
      <style:text-properties style:text-position="sub 58%" style:font-name="標楷體1" officeooo:rsid="41195f75"/>
    </style:style>
    <style:style style:name="T37" style:family="text">
      <style:text-properties style:text-position="sub 58%" style:font-name="標楷體1" style:font-name-asian="標楷體1"/>
    </style:style>
    <style:style style:name="T38" style:family="text">
      <style:text-properties style:text-position="sub 58%" style:font-name="標楷體1" officeooo:rsid="424c35f8" style:font-name-asian="標楷體1"/>
    </style:style>
    <style:style style:name="T39" style:family="text">
      <style:text-properties style:text-position="sub 58%" style:font-name="標楷體1" officeooo:rsid="4250c4cb" style:font-name-asian="標楷體1"/>
    </style:style>
    <style:style style:name="T40" style:family="text">
      <style:text-properties style:text-position="sub 58%" style:font-name="標楷體1" officeooo:rsid="42558899" style:font-name-asian="標楷體1"/>
    </style:style>
    <style:style style:name="T41" style:family="text">
      <style:text-properties style:text-position="sub 58%" style:font-name="標楷體1" officeooo:rsid="42577fa6" style:font-name-asian="標楷體1"/>
    </style:style>
    <style:style style:name="T42" style:family="text">
      <style:text-properties style:text-position="sub 58%" style:font-name="標楷體1" officeooo:rsid="4278a852" style:font-name-asian="標楷體1"/>
    </style:style>
    <style:style style:name="T43" style:family="text">
      <style:text-properties style:text-position="sub 58%" style:font-name="標楷體1" officeooo:rsid="42558899"/>
    </style:style>
    <style:style style:name="T44" style:family="text">
      <style:text-properties officeooo:rsid="418a4113"/>
    </style:style>
    <style:style style:name="T45" style:family="text">
      <style:text-properties officeooo:rsid="376c64b1"/>
    </style:style>
    <style:style style:name="T46" style:family="text">
      <style:text-properties officeooo:rsid="4221dc8a"/>
    </style:style>
    <style:style style:name="T47" style:family="text">
      <style:text-properties officeooo:rsid="422f9520"/>
    </style:style>
    <style:style style:name="T48" style:family="text">
      <style:text-properties officeooo:rsid="42338b02"/>
    </style:style>
    <style:style style:name="T49" style:family="text">
      <style:text-properties officeooo:rsid="41ea4d99"/>
    </style:style>
    <style:style style:name="T50" style:family="text">
      <style:text-properties style:font-name="標楷體1"/>
    </style:style>
    <style:style style:name="T51" style:family="text">
      <style:text-properties style:font-name="標楷體1" officeooo:rsid="420bd45e"/>
    </style:style>
    <style:style style:name="T52" style:family="text">
      <style:text-properties style:font-name="標楷體1" style:font-name-asian="標楷體1"/>
    </style:style>
    <style:style style:name="T53" style:family="text">
      <style:text-properties style:font-name="標楷體1" officeooo:rsid="41ea4d99" style:font-name-asian="標楷體1"/>
    </style:style>
    <style:style style:name="T54" style:family="text">
      <style:text-properties style:font-name="標楷體1" officeooo:rsid="421a3630" style:font-name-asian="標楷體1"/>
    </style:style>
    <style:style style:name="T55" style:family="text">
      <style:text-properties style:font-name="標楷體1" officeooo:rsid="421c3ab7" style:font-name-asian="標楷體1"/>
    </style:style>
    <style:style style:name="T56" style:family="text">
      <style:text-properties style:font-name="標楷體1" officeooo:rsid="423fc47f" style:font-name-asian="標楷體1"/>
    </style:style>
    <style:style style:name="T57" style:family="text">
      <style:text-properties style:font-name="標楷體1" officeooo:rsid="424c35f8" style:font-name-asian="標楷體1"/>
    </style:style>
    <style:style style:name="T58" style:family="text">
      <style:text-properties style:font-name="標楷體1" officeooo:rsid="421a3630"/>
    </style:style>
    <style:style style:name="T59" style:family="text">
      <style:text-properties style:font-name="標楷體1" officeooo:rsid="421c3ab7"/>
    </style:style>
    <style:style style:name="T60" style:family="text">
      <style:text-properties style:font-name="標楷體1" officeooo:rsid="41ea4d99"/>
    </style:style>
    <style:style style:name="T61" style:family="text">
      <style:text-properties style:font-name="標楷體1" officeooo:rsid="423e13c0"/>
    </style:style>
    <style:style style:name="T62" style:family="text">
      <style:text-properties style:font-name="標楷體1" officeooo:rsid="423fc47f"/>
    </style:style>
    <style:style style:name="T63" style:family="text">
      <style:text-properties style:font-name="標楷體1" officeooo:rsid="424235df"/>
    </style:style>
    <style:style style:name="T64" style:family="text">
      <style:text-properties style:font-name="標楷體1" officeooo:rsid="42439cd9"/>
    </style:style>
    <style:style style:name="T65" style:family="text">
      <style:text-properties style:font-name="標楷體1" officeooo:rsid="420a7ee4"/>
    </style:style>
    <style:style style:name="T66" style:family="text">
      <style:text-properties style:font-name="標楷體1" officeooo:rsid="424d1c54"/>
    </style:style>
    <style:style style:name="T67" style:family="text">
      <style:text-properties style:font-name="標楷體1" officeooo:rsid="42558899"/>
    </style:style>
    <style:style style:name="T68" style:family="text">
      <style:text-properties style:font-name="標楷體1" officeooo:rsid="427749e4"/>
    </style:style>
    <style:style style:name="T69" style:family="text">
      <style:text-properties style:text-position="super 58%" style:font-name="標楷體1"/>
    </style:style>
    <style:style style:name="T70" style:family="text">
      <style:text-properties style:text-position="super 58%" style:font-name="標楷體1" officeooo:rsid="420bd45e"/>
    </style:style>
    <style:style style:name="T71" style:family="text">
      <style:text-properties style:text-position="super 58%" style:font-name="標楷體1" officeooo:rsid="42439cd9"/>
    </style:style>
    <style:style style:name="T72" style:family="text">
      <style:text-properties style:text-position="super 58%" style:font-name="標楷體1" officeooo:rsid="42558899"/>
    </style:style>
    <style:style style:name="T73" style:family="text">
      <style:text-properties officeooo:rsid="420a7ee4"/>
    </style:style>
    <style:style style:name="T74" style:family="text">
      <style:text-properties officeooo:rsid="423e13c0"/>
    </style:style>
    <style:style style:name="T75" style:family="text">
      <style:text-properties officeooo:rsid="424d1c54"/>
    </style:style>
    <style:style style:name="T76" style:family="text">
      <style:text-properties style:font-name="Arial" officeooo:rsid="41ea4d99" style:font-name-asian="Ari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1173579" text:style-name="L1">
        <text:list-item>
          <text:p text:style-name="P34">世界學</text:p>
          <text:list>
            <text:list-item>
              <text:p text:style-name="P33">明顯例子，世界（現象、本質）<text:span text:style-name="T33">↔</text:span><text:span text:style-name="T49"> </text:span>函數。</text:p>
              <text:list>
                <text:list-item>
                  <text:p text:style-name="P56"><text:span text:style-name="T45">現象 </text:span><text:span text:style-name="T33">↔</text:span><text:span text:style-name="T53"> </text:span><text:span text:style-name="T54">y</text:span>。</text:p>
                  <text:list>
                    <text:list-item>
                      <text:p text:style-name="P56">假定，<text:span text:style-name="T58">y</text:span><text:span text:style-name="T15"> = </text:span><text:span text:style-name="T58">f(x)</text:span>。</text:p>
                      <text:list>
                        <text:list-item>
                          <text:p text:style-name="P59"><text:span text:style-name="T45">現象 存在 </text:span><text:span text:style-name="T33">↔</text:span><text:span text:style-name="T49"> </text:span><text:span text:style-name="T59">y</text:span><text:span text:style-name="T15">曲線</text:span><text:span text:style-name="T59">、</text:span><text:span text:style-name="T58">f(x)</text:span><text:span text:style-name="T15">曲線</text:span><text:span text:style-name="T58"> 的 某一特定點</text:span>。</text:p>
                        </text:list-item>
                        <text:list-item>
                          <text:p text:style-name="P59"><text:span text:style-name="T45">現象 變化 </text:span><text:span text:style-name="T33">↔</text:span><text:span text:style-name="T49"> </text:span><text:span text:style-name="T60">y</text:span><text:span text:style-name="T15">曲線</text:span><text:span text:style-name="T60">、</text:span><text:span text:style-name="T58">f(x)</text:span><text:span text:style-name="T15">曲線</text:span><text:span text:style-name="T58"> 的 某一特定點的 變化</text:span>。</text:p>
                        </text:list-item>
                        <text:list-item>
                          <text:p text:style-name="P58">現象的 變量、變因、變化因子<text:span text:style-name="T45"> </text:span><text:span text:style-name="T33">↔</text:span><text:span text:style-name="T49"> </text:span><text:span text:style-name="T60">x</text:span>。</text:p>
                        </text:list-item>
                      </text:list>
                    </text:list-item>
                    <text:list-item>
                      <text:p text:style-name="P56">假定，<text:span text:style-name="T15">f(x) = </text:span><text:span text:style-name="T51">a * x</text:span><text:span text:style-name="T70">2</text:span><text:span text:style-name="T51"> + b * x + c</text:span>。</text:p>
                      <text:list>
                        <text:list-item>
                          <text:p text:style-name="P33">第<text:span text:style-name="T63">1</text:span>層本質 <text:span text:style-name="T33">↔</text:span><text:span text:style-name="T49"> </text:span><text:span text:style-name="T51">a * x</text:span><text:span text:style-name="T70">2</text:span><text:span text:style-name="T51"> + b * x + c</text:span>。</text:p>
                          <text:list>
                            <text:list-item>
                              <text:p text:style-name="P36">第<text:span text:style-name="T63">1</text:span>層本質 是 現象背後的 本質。</text:p>
                            </text:list-item>
                          </text:list>
                        </text:list-item>
                        <text:list-item>
                          <text:p text:style-name="P35">假定，<text:span text:style-name="T61">x = g(z)</text:span><text:span text:style-name="T74">。</text:span></text:p>
                          <text:list>
                            <text:list-item>
                              <text:p text:style-name="P59"><text:span text:style-name="T45">（現象的）本質 存在 </text:span><text:span text:style-name="T33">↔</text:span><text:span text:style-name="T53"> x</text:span><text:span text:style-name="T15">曲線</text:span><text:span text:style-name="T55">、</text:span><text:span text:style-name="T56">g</text:span><text:span text:style-name="T54">(</text:span><text:span text:style-name="T56">z</text:span><text:span text:style-name="T58">)</text:span><text:span text:style-name="T15">曲線</text:span><text:span text:style-name="T58"> 的 某一特定點</text:span>。</text:p>
                            </text:list-item>
                            <text:list-item>
                              <text:p text:style-name="P59"><text:span text:style-name="T45">（現象的）本質 變化 </text:span><text:span text:style-name="T33">↔</text:span><text:span text:style-name="T49"> </text:span><text:span text:style-name="T53">x</text:span><text:span text:style-name="T15">曲線</text:span><text:span text:style-name="T53">、</text:span><text:span text:style-name="T62">g</text:span><text:span text:style-name="T58">(</text:span><text:span text:style-name="T62">z</text:span><text:span text:style-name="T58">)</text:span><text:span text:style-name="T15">曲線</text:span><text:span text:style-name="T58"> 的 某一特定點的 變化</text:span>。</text:p>
                            </text:list-item>
                            <text:list-item>
                              <text:p text:style-name="P58"><text:span text:style-name="T45">（現象的）本質</text:span>的 變量、變因、變化因子<text:span text:style-name="T45"> </text:span><text:span text:style-name="T33">↔</text:span><text:span text:style-name="T49"> </text:span><text:span text:style-name="T60">z</text:span>。</text:p>
                            </text:list-item>
                          </text:list>
                        </text:list-item>
                        <text:list-item>
                          <text:p text:style-name="P57">假定，<text:span text:style-name="T62">g</text:span><text:span text:style-name="T15">(</text:span><text:span text:style-name="T62">z</text:span><text:span text:style-name="T15">) = </text:span><text:span text:style-name="T62">d</text:span><text:span text:style-name="T51"> * </text:span><text:span text:style-name="T62">z</text:span><text:span text:style-name="T51"> + </text:span><text:span text:style-name="T62">e</text:span>。</text:p>
                          <text:list>
                            <text:list-item>
                              <text:p text:style-name="P38">（現象背後的 本質背後的）本質 <text:span text:style-name="T33">↔</text:span><text:span text:style-name="T49"> </text:span><text:span text:style-name="T62">d</text:span><text:span text:style-name="T51"> * </text:span><text:span text:style-name="T62">z</text:span><text:span text:style-name="T51"> + </text:span><text:span text:style-name="T62">e</text:span>。</text:p>
                              <text:list>
                                <text:list-item>
                                  <text:p text:style-name="P37">第<text:span text:style-name="T64">2</text:span>層本質 是 （現象背後的 本質背後的）本質。</text:p>
                                </text:list-item>
                              </text:list>
                            </text:list-item>
                            <text:list-item>
                              <text:p text:style-name="P47"><text:span text:style-name="T68">x</text:span><text:span text:style-name="T65"> 是 </text:span>（現象背後的 本質背後的）本質的 現象。</text:p>
                              <text:list>
                                <text:list-item>
                                  <text:p text:style-name="P48"><text:span text:style-name="T62">g</text:span><text:span text:style-name="T65">(</text:span><text:span text:style-name="T62">z</text:span><text:span text:style-name="T65">) 是 </text:span>（現象背後的 本質背後的）本質的 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9">抽象例子，第<text:span text:style-name="T67">i</text:span>層本質 是（現象背後的（<text:span text:style-name="T26">本質背後的）</text:span><text:span text:style-name="T69">(</text:span><text:span text:style-name="T72">i</text:span><text:span text:style-name="T71">-1</text:span><text:span text:style-name="T69">)</text:span>）本質 <text:span text:style-name="T33">↔</text:span><text:span text:style-name="T53"> </text:span><text:span text:style-name="T57">y</text:span><text:span text:style-name="T40">i</text:span>。</text:p>
                      <text:list>
                        <text:list-item>
                          <text:p text:style-name="P40"><text:span text:style-name="T73">假定，</text:span><text:span text:style-name="T58">y</text:span><text:span text:style-name="T43">i</text:span><text:span text:style-name="T65"> = </text:span><text:span text:style-name="T58">f</text:span><text:span text:style-name="T43">i</text:span><text:span text:style-name="T58">(x</text:span><text:span text:style-name="T43">i</text:span><text:span text:style-name="T58">)</text:span>。</text:p>
                        </text:list-item>
                        <text:list-item>
                          <text:p text:style-name="P41">假定，<text:span text:style-name="T67">i</text:span><text:span text:style-name="T66"> &gt; 0</text:span><text:span text:style-name="T75">。</text:span></text:p>
                          <text:list>
                            <text:list-item>
                              <text:p text:style-name="P42">第<text:span text:style-name="T67">i</text:span>層本質 是（現象的（<text:span text:style-name="T26">本質的）</text:span><text:span text:style-name="T69">(</text:span><text:span text:style-name="T72">i</text:span><text:span text:style-name="T71">-1</text:span><text:span text:style-name="T69">)</text:span>）本質。</text:p>
                              <text:list>
                                <text:list-item>
                                  <text:p text:style-name="P44">第<text:span text:style-name="T67">i</text:span>層本質 存在 <text:span text:style-name="T33">↔</text:span><text:span text:style-name="T53"> </text:span><text:span text:style-name="T57">y</text:span><text:span text:style-name="T40">i</text:span><text:span text:style-name="T39">+</text:span><text:span text:style-name="T38">+</text:span><text:span text:style-name="T65">曲線（幾何、形狀、線上）</text:span><text:span text:style-name="T58">的 某一特定點</text:span>。</text:p>
                                </text:list-item>
                                <text:list-item>
                                  <text:p text:style-name="P45">第<text:span text:style-name="T67">i</text:span>層本質 變化 <text:span text:style-name="T33">↔</text:span><text:span text:style-name="T58"> 某一特定點（沿著、遵循著 </text:span><text:span text:style-name="T57">y</text:span><text:span text:style-name="T40">i</text:span><text:span text:style-name="T39">+</text:span><text:span text:style-name="T38">+</text:span><text:span text:style-name="T65">曲線 幾何）</text:span><text:span text:style-name="T58">的 變化</text:span>。</text:p>
                                  <text:list>
                                    <text:list-item>
                                      <text:p text:style-name="P46"><text:span text:style-name="T57">抽象例子，y</text:span><text:span text:style-name="T40">i</text:span><text:span text:style-name="T15"> </text:span><text:span text:style-name="T76">↔</text:span><text:span text:style-name="T60"> </text:span><text:span text:style-name="T51">x</text:span><text:span text:style-name="T57">。</text:span></text:p>
                                    </text:list-item>
                                    <text:list-item>
                                      <text:p text:style-name="P45"><text:span text:style-name="T57">抽象例子，y</text:span><text:span text:style-name="T40">i</text:span><text:span text:style-name="T65">曲線</text:span> <text:span text:style-name="T33">↔</text:span><text:span text:style-name="T49"> </text:span><text:span text:style-name="T51">a * x</text:span><text:span text:style-name="T70">2</text:span><text:span text:style-name="T51"> + b * x + c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3">第<text:span text:style-name="T67">i</text:span>層本質的 <text:span text:style-name="T73">變量</text:span> <text:span text:style-name="T33">↔</text:span><text:span text:style-name="T53"> </text:span><text:span text:style-name="T57">y</text:span><text:span text:style-name="T40">i</text:span><text:span text:style-name="T39">+</text:span><text:span text:style-name="T41">2</text:span>。</text:p>
                                </text:list-item>
                              </text:list>
                            </text:list-item>
                            <text:list-item>
                              <text:p text:style-name="P49"><text:span text:style-name="T57">y</text:span><text:span text:style-name="T40">i</text:span><text:span text:style-name="T65"> 是 </text:span><text:span text:style-name="T57">y</text:span><text:span text:style-name="T40">i</text:span><text:span text:style-name="T39">+</text:span><text:span text:style-name="T42">1</text:span><text:span text:style-name="T65">曲線的 單一現象、瞬間現象、當下現象</text:span>。</text:p>
                              <text:list>
                                <text:list-item>
                                  <text:p text:style-name="P51"><text:span text:style-name="T57">y</text:span><text:span text:style-name="T40">i</text:span><text:span text:style-name="T65"> 是 </text:span><text:span text:style-name="T57">y</text:span><text:span text:style-name="T40">i</text:span><text:span text:style-name="T39">-</text:span><text:span text:style-name="T42">1</text:span><text:span text:style-name="T65">曲線的 單一本質、瞬間本質、當下本質</text:span>。</text:p>
                                </text:list-item>
                              </text:list>
                            </text:list-item>
                            <text:list-item>
                              <text:p text:style-name="P49"><text:span text:style-name="T57">y</text:span><text:span text:style-name="T40">i</text:span><text:span text:style-name="T65">曲線 是 </text:span><text:span text:style-name="T57">y</text:span><text:span text:style-name="T40">i</text:span><text:span text:style-name="T39">+</text:span><text:span text:style-name="T42">1</text:span><text:span text:style-name="T65">曲線的 整體現象、可能性現象</text:span>。</text:p>
                              <text:list>
                                <text:list-item>
                                  <text:p text:style-name="P50"><text:span text:style-name="T57">y</text:span><text:span text:style-name="T40">i</text:span><text:span text:style-name="T65">曲線 是 </text:span><text:span text:style-name="T57">y</text:span><text:span text:style-name="T40">i</text:span><text:span text:style-name="T39">-</text:span><text:span text:style-name="T42">1</text:span><text:span text:style-name="T65">曲線的 整體本質、可能性本質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紅移、紫移"/>紅移、紫移<text:bookmark-end text:name="紅移、紫移"/></text:p>
          <text:list>
            <text:list-item>
              <text:p text:style-name="P10">明顯例子，救護車 發出 聲響。</text:p>
              <text:list>
                <text:list-item>
                  <text:p text:style-name="P2">救護車<text:span text:style-name="T1">（低於 音速）</text:span>遠離 →<text:span text:style-name="T11"> 聲音 出現 紅移</text:span><text:span text:style-name="T2">現象</text:span><text:span text:style-name="T11">。</text:span></text:p>
                </text:list-item>
                <text:list-item>
                  <text:p text:style-name="P3">救護車<text:span text:style-name="T1">（低於 音速）</text:span>靠近 →<text:span text:style-name="T11"> 聲音 出現 紫移</text:span><text:span text:style-name="T2">現象</text:span>。</text:p>
                  <text:list>
                    <text:list-item>
                      <text:p text:style-name="P11">明顯例子，假定，飛機的 飛行速度 低於 音速。</text:p>
                      <text:list>
                        <text:list-item>
                          <text:p text:style-name="P11">飛機、駕駛員 會 先碰到 第<text:span text:style-name="T23">t</text:span><text:span text:style-name="T36">t&lt;T</text:span><text:span text:style-name="T18">秒的力</text:span>，之後 才碰到 第<text:span text:style-name="T17">T</text:span><text:span text:style-name="T18">秒的力</text:span>。</text:p>
                          <text:list>
                            <text:list-item>
                              <text:p text:style-name="P11">駕駛員 是 在飛機內的 個體。</text:p>
                            </text:list-item>
                            <text:list-item>
                              <text:p text:style-name="P11">飛機、駕駛員 有機率認定，先出現第<text:span text:style-name="T23">t</text:span><text:span text:style-name="T36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11">飛機、駕駛員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11">前方的個體 有機率認定，因果正常。</text:p>
                                </text:list-item>
                                <text:list-item>
                                  <text:p text:style-name="P11">前方的個體 有機率認定，先有 因 才有 果。</text:p>
                                </text:list-item>
                                <text:list-item>
                                  <text:p text:style-name="P11">是 自然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">前方的個體 會 先碰到 第<text:span text:style-name="T23">t</text:span><text:span text:style-name="T36">t&lt;T</text:span><text:span text:style-name="T18">秒的力、</text:span>飛機，之後 才碰到 第<text:span text:style-name="T17">T</text:span><text:span text:style-name="T18">秒的 力</text:span>。</text:p>
                          <text:list>
                            <text:list-item>
                              <text:p text:style-name="P11">前方的個體 是 在飛機外 並且 在飛機前方 的 個體。</text:p>
                            </text:list-item>
                            <text:list-item>
                              <text:p text:style-name="P11">前方的個體 有機率認定，先出現第<text:span text:style-name="T23">t</text:span><text:span text:style-name="T36">t&lt;T</text:span><text:span text:style-name="T18">秒的力</text:span>，之後才出現第<text:span text:style-name="T17">T</text:span><text:span text:style-name="T18">秒的力</text:span>。</text:p>
                            </text:list-item>
                            <text:list-item>
                              <text:p text:style-name="P11">前方的個體 會 先碰到 第<text:span text:style-name="T16">t</text:span><text:span text:style-name="T18">秒的力</text:span>，之後 才碰到第（<text:span text:style-name="T16">t</text:span><text:span text:style-name="T20">+1</text:span><text:span text:style-name="T17">）</text:span><text:span text:style-name="T18">秒的力</text:span>。</text:p>
                              <text:list>
                                <text:list-item>
                                  <text:p text:style-name="P11">前方的個體 有機率認定，因果正常。</text:p>
                                </text:list-item>
                                <text:list-item>
                                  <text:p text:style-name="P11">前方的個體 有機率認定，先有 因 才有 果。</text:p>
                                </text:list-item>
                                <text:list-item>
                                  <text:p text:style-name="P11">是 自然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">救護車 超音速<text:span text:style-name="T1">（</text:span>等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3">從前到後型</text:span><text:span text:style-name="T13">後移現象</text:span>。</text:p>
                  <text:list>
                    <text:list-item>
                      <text:p text:style-name="P12">（對於 救護車 來說，力、聲音 的）相對速度<text:span text:style-name="T15"> = 音速–</text:span>救護車<text:span text:style-name="T15">速度</text:span>。</text:p>
                    </text:list-item>
                    <text:list-item>
                      <text:p text:style-name="P12">（對於 救護車 來說，力、聲音 的）相對位置<text:span text:style-name="T15"> = 相對</text:span>速度<text:span text:style-name="T15"> * </text:span><text:span text:style-name="T19">t</text:span>。</text:p>
                      <text:list>
                        <text:list-item>
                          <text:p text:style-name="P52"><text:span text:style-name="T26">t的 初始值 是 0</text:span>。</text:p>
                        </text:list-item>
                        <text:list-item>
                          <text:p text:style-name="P12">位置，第<text:span text:style-name="T24">t秒</text:span>的力 後面於 第（<text:span text:style-name="T15">t+</text:span><text:span text:style-name="T25">1）</text:span>秒的力 <text:span text:style-name="T31">↔</text:span><text:span text:style-name="T44"> 後移現象</text:span>。</text:p>
                          <text:list>
                            <text:list-item>
                              <text:p text:style-name="P12">前方的個體 聽到的聲音 是 反序、反向順序、逆向順序 聲音。</text:p>
                              <text:list>
                                <text:list-item>
                                  <text:p text:style-name="P13">前方的個體 是 在救護車外 並且 在救護車前方 的 個體。</text:p>
                                </text:list-item>
                              </text:list>
                            </text:list-item>
                            <text:list-item>
                              <text:p text:style-name="P12">前方的個體 先聽到 第（<text:span text:style-name="T15">t+</text:span><text:span text:style-name="T25">1）</text:span><text:span text:style-name="T24">秒</text:span>的聲音，然後才會聽到 第<text:span text:style-name="T24">t</text:span>秒的聲音。</text:p>
                            </text:list-item>
                            <text:list-item>
                              <text:p text:style-name="P5">第<text:span text:style-name="T24">t秒</text:span>的力<text:span text:style-name="T1">的位置 </text:span>後面於 第<text:span text:style-name="T1">（</text:span><text:span text:style-name="T15">t+</text:span><text:span text:style-name="T25">1</text:span><text:span text:style-name="T6">）</text:span>秒的力<text:span text:style-name="T1">的位置 </text:span><text:span text:style-name="T31">↔</text:span><text:span text:style-name="T44"> 後移現象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明顯例子，飛機 等速度飛行。</text:p>
                      <text:list>
                        <text:list-item>
                          <text:p text:style-name="P14">駕駛員、飛機內的空氣 靜止不動。</text:p>
                        </text:list-item>
                        <text:list-item>
                          <text:p text:style-name="P14">駕駛員、飛機內的空氣 蘊含的 力，不會 因為 等速度飛行，從 飛機內 跑到飛機外。</text:p>
                          <text:list>
                            <text:list-item>
                              <text:p text:style-name="P12">不會 從飛機內跑到飛機外 <text:span text:style-name="T30">↔</text:span><text:span text:style-name="T29"> 沒有 </text:span>後移現象。</text:p>
                              <text:list>
                                <text:list-item>
                                  <text:p text:style-name="P12">等速度飛行，飛機內 <text:span text:style-name="T29">沒有 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">駕駛員、飛機內的空氣 蘊含的 力，會 因為 超音速飛行，從 飛機前 跑到 飛機後。</text:p>
                          <text:list>
                            <text:list-item>
                              <text:p text:style-name="P14">會 從飛機前跑到飛機後 <text:span text:style-name="T30">↔</text:span><text:span text:style-name="T29"> 有 </text:span>後移現象。</text:p>
                              <text:list>
                                <text:list-item>
                                  <text:p text:style-name="P14">超音速飛行，飛機前的 聲音 <text:span text:style-name="T29">有 後移現象</text:span>。</text:p>
                                  <text:list>
                                    <text:list-item>
                                      <text:p text:style-name="P14">該後移現象 是 <text:span text:style-name="T13">從前到後型後移現象</text:span>。</text:p>
                                    </text:list-item>
                                    <text:list-item>
                                      <text:p text:style-name="P15"><text:span text:style-name="T13">從前到後型後移現象</text:span> 是 力 <text:span text:style-name="T13">從 飛機前 跑到 飛機後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2">飛機外的空氣<text:span text:style-name="T18">（蘊含的 往前運動）的 力，會因為 超音速，從飛機前跑到飛機後</text:span>。</text:p>
                              <text:list>
                                <text:list-item>
                                  <text:p text:style-name="P12"><text:span text:style-name="T18">超音速</text:span>飛行，飛機外 <text:span text:style-name="T29">有 </text:span>後移現象<text:span text:style-name="T18">。</text:span></text:p>
                                  <text:list>
                                    <text:list-item>
                                      <text:p text:style-name="P12"><text:span text:style-name="T18">超音速</text:span> 等速度飛行、變速度飛行，飛機外 <text:span text:style-name="T29">有 從前到後型</text:span>後移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2">第<text:span text:style-name="T15">T</text:span><text:span text:style-name="T18">秒的（往前運動的）力</text:span><text:span text:style-name="T14">，在 飛機 前方。</text:span></text:p>
                                  <text:list>
                                    <text:list-item>
                                      <text:p text:style-name="P12"><text:span text:style-name="T18">剛出現的（往前運動的）力</text:span><text:span text:style-name="T14">，在 飛機 前方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2">第<text:span text:style-name="T23">t</text:span><text:span text:style-name="T36">t&lt;T</text:span><text:span text:style-name="T18">秒的（往前運動的）力</text:span><text:span text:style-name="T14">，在 飛機 後方</text:span>。</text:p>
                                  <text:list>
                                    <text:list-item>
                                      <text:p text:style-name="P12"><text:span text:style-name="T18">已經出現一段時間的（往前運動的）力</text:span><text:span text:style-name="T14">，在 飛機 後方</text:span>。</text:p>
                                    </text:list-item>
                                    <text:list-item>
                                      <text:p text:style-name="P12"><text:span text:style-name="T23">t</text:span><text:span text:style-name="T36">t&lt;T</text:span><text:span text:style-name="T16"> &lt; T</text:span>。</text:p>
                                    </text:list-item>
                                    <text:list-item>
                                      <text:p text:style-name="P12">第<text:span text:style-name="T23">t</text:span><text:span text:style-name="T36">t&lt;T</text:span><text:span text:style-name="T18">秒的（往前運動的）力 </text:span><text:span text:style-name="T14">在 飛機 後方</text:span> <text:span text:style-name="T30">↔</text:span><text:span text:style-name="T29"> </text:span>後移現象。</text:p>
                                      <text:list>
                                        <text:list-item>
                                          <text:p text:style-name="P12">（對於 飛機 來說，力、聲音 的）相對速度<text:span text:style-name="T15"> = 音速–飛機速度</text:span>。</text:p>
                                        </text:list-item>
                                        <text:list-item>
                                          <text:p text:style-name="P12">（對於 飛機 來說，力、聲音 的）相對位置<text:span text:style-name="T15"> = 相對</text:span>速度<text:span text:style-name="T15">*（</text:span><text:span text:style-name="T21">T</text:span><text:span text:style-name="T15">–</text:span><text:span text:style-name="T19">t）</text:span>。</text:p>
                                        </text:list-item>
                                        <text:list-item>
                                          <text:p text:style-name="P9"><text:span text:style-name="T19">從前往後</text:span><text:span text:style-name="T8">型</text:span><text:span text:style-name="T19">後移</text:span><text:span text:style-name="T8">現象</text:span><text:span text:style-name="T19">，聲音 越早出現 →</text:span><text:span text:style-name="T7"> </text:span><text:span text:style-name="T5">相對</text:span>位置<text:span text:style-name="T1"> 越遠、</text:span>越後面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救護車 超音速<text:span text:style-name="T1">（</text:span>加速度<text:span text:style-name="T1">）</text:span>靠近 →<text:span text:style-name="T12"> 聲音 出現 紫移</text:span><text:span text:style-name="T9">現象</text:span><text:span text:style-name="T12">、音爆</text:span><text:span text:style-name="T9">現象</text:span><text:span text:style-name="T12">、</text:span><text:span text:style-name="T9">從前到後型</text:span><text:span text:style-name="T12">後移現象</text:span><text:span text:style-name="T9">、從內到外型後移現象</text:span>。</text:p>
                  <text:list>
                    <text:list-item>
                      <text:p text:style-name="P16">明顯例子，飛機 超音速（加速度）飛行。</text:p>
                      <text:list>
                        <text:list-item>
                          <text:p text:style-name="P17">飛機外的 空氣 蘊含的 力，會 因為 超音速飛行，從 飛機前方 跑到 飛機後方。</text:p>
                          <text:list>
                            <text:list-item>
                              <text:p text:style-name="P17"><text:span text:style-name="T26">第T</text:span><text:span text:style-name="T27">秒</text:span><text:span text:style-name="T18">的 力 </text:span><text:span text:style-name="T14">在 飛機 前方</text:span>。</text:p>
                            </text:list-item>
                            <text:list-item>
                              <text:p text:style-name="P17">第<text:span text:style-name="T23">t</text:span><text:span text:style-name="T36">t&lt;T</text:span><text:span text:style-name="T18">秒的 力 </text:span><text:span text:style-name="T14">在 飛機 後方</text:span> <text:span text:style-name="T30">↔</text:span><text:span text:style-name="T29"> </text:span>後移現象、<text:span text:style-name="T29">從前到後型</text:span>後移現象。</text:p>
                              <text:list>
                                <text:list-item>
                                  <text:p text:style-name="P17">力 從 飛機前方 跑到 飛機後方 <text:span text:style-name="T30">↔</text:span><text:span text:style-name="T29"> </text:span>後移現象、<text:span text:style-name="T29">從前到後型</text:span>後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6">駕駛員、飛機內的空氣 蘊含的 力，會 因為 加速度飛行，從 飛機內 跑到飛機外。</text:p>
                          <text:list>
                            <text:list-item>
                              <text:p text:style-name="P17">駕駛員、飛機內的空氣 向後移動。</text:p>
                            </text:list-item>
                            <text:list-item>
                              <text:p text:style-name="P16">力 會 從飛機內跑到飛機外 <text:span text:style-name="T30">↔</text:span><text:span text:style-name="T29"> 力 有 </text:span>後移現象。</text:p>
                              <text:list>
                                <text:list-item>
                                  <text:p text:style-name="P16">加速度飛行，飛機內的 聲音 <text:span text:style-name="T29">有 後移現象</text:span>。</text:p>
                                  <text:list>
                                    <text:list-item>
                                      <text:p text:style-name="P16">該後移現象 是 <text:span text:style-name="T13">從內到外型後移現象</text:span>。</text:p>
                                    </text:list-item>
                                    <text:list-item>
                                      <text:p text:style-name="P18"><text:span text:style-name="T13">從內到外型後移現象</text:span> 是 力 <text:span text:style-name="T13">從 飛機內 跑到 飛機外 的 後移現象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9">假定，飛機 超音速飛行。</text:p>
                          <text:list>
                            <text:list-item>
                              <text:p text:style-name="P19">飛機、駕駛員 會 先碰到<text:span text:style-name="T26"> 第t</text:span><text:span text:style-name="T37">t&lt;T</text:span><text:span text:style-name="T26">秒的力，之後 才碰到 第T秒</text:span>的力。</text:p>
                              <text:list>
                                <text:list-item>
                                  <text:p text:style-name="P19">駕駛員 是 在飛機內的 個體。</text:p>
                                </text:list-item>
                                <text:list-item>
                                  <text:p text:style-name="P19">飛機、駕駛員 有機<text:span text:style-name="T26">率認定，先出現第t</text:span><text:span text:style-name="T37">t&lt;T</text:span><text:span text:style-name="T26">秒的力 之後才出現第T秒的</text:span>力。</text:p>
                                </text:list-item>
                                <text:list-item>
                                  <text:p text:style-name="P19">飛機、駕駛員 會 先碰到 第<text:span text:style-name="T26">t秒的力，之後 才碰到第（t+1）秒</text:span>的力。</text:p>
                                  <text:list>
                                    <text:list-item>
                                      <text:p text:style-name="P19">飛機、駕駛員 有機率認定，因果正常。</text:p>
                                    </text:list-item>
                                    <text:list-item>
                                      <text:p text:style-name="P19">飛機、駕駛員 有機率認定，先有 因 才有 果。</text:p>
                                    </text:list-item>
                                    <text:list-item>
                                      <text:p text:style-name="P19">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9">前方的個體 會 先碰到 第<text:span text:style-name="T17">T</text:span><text:span text:style-name="T18">秒的力、</text:span>飛機，之後 才碰到 第<text:span text:style-name="T23">t</text:span><text:span text:style-name="T36">t&lt;T</text:span><text:span text:style-name="T18">秒的 力</text:span>。</text:p>
                              <text:list>
                                <text:list-item>
                                  <text:p text:style-name="P19">前方的個體 是 在飛機外 並且 在飛機前方 的 個體。</text:p>
                                </text:list-item>
                                <text:list-item>
                                  <text:p text:style-name="P19">前方的個體 有機率認定，先出現第<text:span text:style-name="T17">T</text:span><text:span text:style-name="T18">秒的力</text:span>，之後才出現第<text:span text:style-name="T23">t</text:span><text:span text:style-name="T36">t&lt;T</text:span><text:span text:style-name="T18">秒的力</text:span>。</text:p>
                                </text:list-item>
                                <text:list-item>
                                  <text:p text:style-name="P19">前方的個體 會 先碰到 第（<text:span text:style-name="T16">t</text:span><text:span text:style-name="T20">+1</text:span><text:span text:style-name="T17">）</text:span><text:span text:style-name="T18">秒的力</text:span>，之後 才碰到第<text:span text:style-name="T16">t</text:span><text:span text:style-name="T18">秒的力</text:span>。</text:p>
                                  <text:list>
                                    <text:list-item>
                                      <text:p text:style-name="P19">前方的個體 有機率認定，因果的出現順序顛倒、（榮格認定的）共時性。</text:p>
                                    </text:list-item>
                                    <text:list-item>
                                      <text:p text:style-name="P19">前方的個體 有機率認定，先有 果 才有 因。</text:p>
                                    </text:list-item>
                                    <text:list-item>
                                      <text:p text:style-name="P19">（仍然）是 自然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只是因為 參考坐標系的 不同，產生的 錯覺、認知偏誤。</text:p>
                    </text:list-item>
                  </text:list>
                </text:list-item>
                <text:list-item>
                  <text:p text:style-name="P20">救護車、空氣 固定不動 →<text:span text:style-name="T13"> 聲音 出現 沒有紅移現象、沒有紫移現象。</text:span></text:p>
                  <text:list>
                    <text:list-item>
                      <text:p text:style-name="P20">位置，第<text:span text:style-name="T24">t秒</text:span>的力 前面於 第（<text:span text:style-name="T15">t+</text:span><text:span text:style-name="T25">1）</text:span>秒的力。</text:p>
                      <text:list>
                        <text:list-item>
                          <text:p text:style-name="P20">前方的個體 聽到的聲音 是 正序、正向順序、順向順序 聲音。</text:p>
                        </text:list-item>
                        <text:list-item>
                          <text:p text:style-name="P21">前方的個體 先聽到 第<text:span text:style-name="T24">t秒</text:span>的聲音，然後才會聽到 第（<text:span text:style-name="T15">t+</text:span><text:span text:style-name="T25">1）</text:span>秒的聲音。</text:p>
                          <text:list>
                            <text:list-item>
                              <text:p text:style-name="P20">前方的個體 是 在救護車外 並且 在救護車前方 的 個體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救護車固定不動、<text:span text:style-name="T34">空氣</text:span>（<text:span text:style-name="T34">等速度</text:span>）<text:span text:style-name="T34">靠近 →</text:span><text:span text:style-name="T35"> 聲音</text:span><text:span text:style-name="T13"> 出現 </text:span><text:span text:style-name="T35">沒有紅移、沒有紫移、沒有音爆</text:span><text:span text:style-name="T13"> 現象</text:span>。</text:p>
                  <text:list>
                    <text:list-item>
                      <text:p text:style-name="P53"><text:span text:style-name="T45">位置，第</text:span><text:span text:style-name="T24">t秒</text:span><text:span text:style-name="T45">的力 前面於 第（</text:span><text:span text:style-name="T22">t+</text:span><text:span text:style-name="T25">1）</text:span><text:span text:style-name="T45">秒的力</text:span>。</text:p>
                    </text:list-item>
                    <text:list-item>
                      <text:p text:style-name="P22">聲音的 速度<text:span text:style-name="T15"> =（空氣的速度 + 空氣傳遞聲音的速度</text:span>）。</text:p>
                      <text:list>
                        <text:list-item>
                          <text:p text:style-name="P7">聲音的 速度<text:span text:style-name="T15"> =</text:span><text:span text:style-name="T5">（</text:span><text:span text:style-name="T28">空氣的速度</text:span><text:span text:style-name="T15"> + 音速</text:span><text:span text:style-name="T1">）</text:span>。</text:p>
                          <text:list>
                            <text:list-item>
                              <text:p text:style-name="P22">個體的 速度 =（介質的速度<text:span text:style-name="T26"> + </text:span>宗速）。</text:p>
                            </text:list-item>
                            <text:list-item>
                              <text:p text:style-name="P23"><text:span text:style-name="T26">聲音 相對於 空氣，的 相對速度（仍然）是 音速</text:span>。</text:p>
                            </text:list-item>
                            <text:list-item>
                              <text:p text:style-name="P24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25">明顯例子，假定，第一個個體 在 超音速（等速度）飛行的飛機 裡面，發出 聲響。</text:p>
                          <text:list>
                            <text:list-item>
                              <text:p text:style-name="P25">空氣 等速度運動，聲音 不會變成 更高頻的聲音、更低頻的聲音。</text:p>
                            </text:list-item>
                            <text:list-item>
                              <text:p text:style-name="P25">假定，第二個個體（也）在 飛機 裡面。</text:p>
                              <text:list>
                                <text:list-item>
                                  <text:p text:style-name="P25">第二個個體 有機率認定，該聲音的 速度 是 音速。</text:p>
                                </text:list-item>
                              </text:list>
                            </text:list-item>
                            <text:list-item>
                              <text:p text:style-name="P25">假定，第三個個體 在 飛機 外面。</text:p>
                              <text:list>
                                <text:list-item>
                                  <text:p text:style-name="P26">第三個個體 有機率認定，該聲音的速度是<text:span text:style-name="T26">(飛機的速度+空氣傳遞聲音的速度)</text:span>。</text:p>
                                  <text:list>
                                    <text:list-item>
                                      <text:p text:style-name="P27">第三個個體 有機率認定，該聲音的 速度 是（超音速<text:span text:style-name="T26"> + </text:span>音速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7">明顯例子，地球 在做 高速 螺旋線運動。</text:p>
                      <text:list>
                        <text:list-item>
                          <text:p text:style-name="P27">地球的 空氣 出現 沒有紅移、沒有紫移、沒有音爆 現象。</text:p>
                        </text:list-item>
                      </text:list>
                    </text:list-item>
                    <text:list-item>
                      <text:p text:style-name="P28">抽象例子，空氣 攜帶、持有、傳遞 聲音。</text:p>
                    </text:list-item>
                    <text:list-item>
                      <text:p text:style-name="P27">抽象例子，曲線引擎，<text:span text:style-name="T46">空間</text:span> 攜帶、持有、傳遞 <text:span text:style-name="T46">載具</text:span>。</text:p>
                    </text:list-item>
                  </text:list>
                </text:list-item>
                <text:list-item>
                  <text:p text:style-name="P8"><text:span text:style-name="T1">救護車固定不動、</text:span>空氣<text:span text:style-name="T1">（</text:span>加速度<text:span text:style-name="T1">）</text:span>靠近 →<text:span text:style-name="T13"> 聲音 出現 紅移</text:span><text:span text:style-name="T4">現象</text:span><text:span text:style-name="T13">、沒有音爆</text:span><text:span text:style-name="T4">現象</text:span>。</text:p>
                  <text:list>
                    <text:list-item>
                      <text:p text:style-name="P28">位置，第<text:span text:style-name="T24">t秒</text:span>的力 前面於 第（<text:span text:style-name="T15">t+</text:span><text:span text:style-name="T25">1）</text:span>秒的力。</text:p>
                    </text:list-item>
                    <text:list-item>
                      <text:p text:style-name="P29">聲音的 速度<text:span text:style-name="T26"> =（空氣的速度 + 空氣傳遞聲音的速度</text:span>）。</text:p>
                      <text:list>
                        <text:list-item>
                          <text:p text:style-name="P30">聲音的 速<text:span text:style-name="T26">度 =（空氣的速度 + 音速）。</text:span></text:p>
                          <text:list>
                            <text:list-item>
                              <text:p text:style-name="P30"><text:span text:style-name="T26">聲音 相對於 空氣，的 相對速度（仍然）是 音速</text:span>。</text:p>
                            </text:list-item>
                            <text:list-item>
                              <text:p text:style-name="P24">聲音 相對於 救護車，的 相對速度 是<text:span text:style-name="T26">（空氣的速度 + 音速）</text:span>。</text:p>
                            </text:list-item>
                          </text:list>
                        </text:list-item>
                        <text:list-item>
                          <text:p text:style-name="P31">聲音 <text:span text:style-name="T32">↔</text:span><text:span text:style-name="T46"> 光</text:span> <text:span text:style-name="T32">↔</text:span><text:span text:style-name="T46"> 載具、個體。</text:span></text:p>
                          <text:list>
                            <text:list-item>
                              <text:p text:style-name="P31">空氣 <text:span text:style-name="T32">↔</text:span><text:span text:style-name="T46"> 空間</text:span> <text:span text:style-name="T32">↔</text:span><text:span text:style-name="T46"> 介質</text:span>。</text:p>
                            </text:list-item>
                            <text:list-item>
                              <text:p text:style-name="P24">音速 <text:span text:style-name="T32">↔</text:span><text:span text:style-name="T46"> 光速</text:span> <text:span text:style-name="T32">↔</text:span><text:span text:style-name="T46"> 宗速</text:span>。</text:p>
                              <text:list>
                                <text:list-item>
                                  <text:p text:style-name="P54">音速的 向前分量<text:span text:style-name="T45"> </text:span><text:span text:style-name="T32">↔</text:span><text:span text:style-name="T46"> 光速</text:span>的 向前分量<text:span text:style-name="T46"> </text:span><text:span text:style-name="T32">↔</text:span><text:span text:style-name="T46"> 宗速</text:span>的 向前分量。</text:p>
                                </text:list-item>
                                <text:list-item>
                                  <text:p text:style-name="P55">向前速度<text:span text:style-name="T45"> </text:span><text:span text:style-name="T32">↔</text:span><text:span text:style-name="T46"> 向前</text:span>速度<text:span text:style-name="T46"> </text:span><text:span text:style-name="T32">↔</text:span><text:span text:style-name="T46"> 向前</text:span>速度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空氣 加速度運動 →<text:span text:style-name="T47"> </text:span>空氣密度 變小 →<text:span text:style-name="T48"> 聲音 紅移 → 聲音的 向前速度 變大</text:span>。</text:p>
                      <text:list>
                        <text:list-item>
                          <text:p text:style-name="P32">空氣密度 <text:span text:style-name="T32">↔</text:span><text:span text:style-name="T46"> 空間節點密度</text:span> <text:span text:style-name="T32">↔</text:span><text:span text:style-name="T46"> 介質密度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8:32:28.426000000</dc:date>
    <meta:editing-duration>P17DT20H31M3S</meta:editing-duration>
    <meta:editing-cycles>15733</meta:editing-cycles>
    <meta:document-statistic meta:table-count="0" meta:image-count="0" meta:object-count="0" meta:page-count="1" meta:paragraph-count="146" meta:word-count="3216" meta:character-count="4042" meta:non-whitespace-character-count="3495"/>
  </office:meta>
</office:document-meta>
</file>